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45" calcext:value-type="float">
            <text:p>10645</text:p>
          </table:table-cell>
          <table:table-cell office:value-type="string" calcext:value-type="string">
            <text:p>Rafael Nad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05" calcext:value-type="float">
            <text:p>9605</text:p>
          </table:table-cell>
          <table:table-cell office:value-type="string" calcext:value-type="string">
            <text:p>Roger Feder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Grigor Dimitro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Alexander Zver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Dominic Thi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Marin Cil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David Gof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Jack So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Stan Wawrink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Pablo Carreno Bus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Juan Martin Del Pot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Novak Djokovi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Sam Querre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Kevin Ander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Jo Wilfried Tsong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Andy Murr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John Isn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ucas Pouil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Tomas Berdyc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berto Bautista Agu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ick Kyrgio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Kei Nishikor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Albert Ramos Vinola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Milos Raoni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Gilles Mull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Diego Schwartzma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Fabio Fognin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Adrian Mannari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hilipp Kohlschreib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Damir Dzumhu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Richard Gasque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Pablo Cueva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Mischa Zverev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Filip Krajinovi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Fernando Verdasc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Feliciano Lopez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David Ferr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Alexandr Dolgopolov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Andrey Rublev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Yuichi Sugit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Benoit Pair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Robin Haa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Paolo Lorenzi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teve Johns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Karen Khachanov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Gael Monfil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Ryan Harris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orna Cor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Aljaz Beden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Kyle Edmun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Denis Shapovalov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Leonardo May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Jan Lennard Struff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Jared Donald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iktor Troick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Denis Istomi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Julien Benneteau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Joao Sous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yeon Chun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Nikoloz Basilashvili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Peter Gojowczy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Donald Youn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Jiri Vesel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Guido Pell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Daniil Medvedev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Horacio Zeball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Dudi Sel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Federico Delbon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Florian Maye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Guillermo Garcia Lopez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Yen Hsun Lu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Evgeny Donsko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Thomas Fabbian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Mikhail Kukushki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Dusan Lajovic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Steve Darci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Jeremy Chard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Frances Tiafo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vo Karlov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atthew Ebde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ierre Hugues Herber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edrik Marcel Steb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Victor Estrella Burgo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Mikhail Youzhn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arton Fucsovic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ennys Sandgre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Andreas Seppi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Radu Albo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tefanos Tsitsipa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Laslo Djer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Gilles Sim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Maximilian Marter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Lukas Lack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Marius Copi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Jordan Thomps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icolas Kick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alek Jazir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Taro 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icolas Jarr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Gerald Melze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Rogerio Dutra Silv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laz Kavcic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Marcos Baghdati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Nicolas Mahu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Taylor Fritz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Janko Tipsarevic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Roberto Carballes Bae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Andrey Kuznetsov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Vasek Pospisi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Marco Cecchinat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Bjorn Fratangel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Cameron Norri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Thomaz Bellucc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Gastao Elia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lexander Bubli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ergiy Stakhovsk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Henri Laakson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Ruben Bemelman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Yannick Hanfman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rnesto Escobed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Jerzy Janowicz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Yuki Bhambri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ustin Brow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Pedro Sous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arlos Berlocq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drian Menendez Maceira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Matteo Berrettini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hiago Monteir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Quentin Haly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im Smycze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Oscar Ott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ebastian Ofne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Stefano Travagli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rbert Gombo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aniel Evan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Yoshihito Nishiok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Stefan Kozlov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gor Gerasimov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Ramkumar Ramanatha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ter Polansky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icardas Beranki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Casper Ruud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ernard Tomi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Martin Kliza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kira Santilla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enzo Olivo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lias Yme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Yannick Made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irza Bas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icolas Almagr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Tommy Pau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lvin Hemery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ikola Milojevic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lessandro Gianness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rentin Moute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leb Sakharov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ommy Robredo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Kenny De Scheppe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elix Auger Aliassim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ndrej Marti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athias Bourgu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Jurgen Zopp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Jozef Kovali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atsuma It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John Millma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Go Soed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ttila Balaz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Joao Domingu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iam Broad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oonwoo Kwo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Uladzimir Ignatik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uca Vanni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imone Bolell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ldin Setkic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arian Kin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enis Kudl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ichael Mmoh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ackenzie Mcdonal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arcel Granoller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arcelo Areval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rthur De Greef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icardo Ojeda Lar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arlos Taberner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atthias Bachinger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acundo Bagni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lexey Vatuti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ilip Peliwo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tchell Krueger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urgen Melzer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enjamin Bonz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Vincent Millot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lex Bol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Viktor Galovic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Ze Zhan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Guido Andreozzi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mitry Popko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van Kin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rayden Schnu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llya Marchenk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Kamil Majchrzak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rnests Gulbi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Kevin Kin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ah Rubin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dam Pavlasek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ukas Roso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alvatore Carus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Vaclav Safranek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laz Rol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iomir Kecmanovic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lex De Minaur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hanasi Kokkinaki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Goncalo Oliveir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tefano Napolitan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radley Klah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edja Krsti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uckhee Le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orenzo Soneg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ohamed Safwa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ohn Patrick Smith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arco Trungelliti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Yasutaka Uchiyam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Guilherme Clezar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ennis Novak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antiago Girald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drea Arnabold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Reilly Opelka</text:p>
          </table:table-cell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Ilya Ivashk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aume Muna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Zdenek Kola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nnis Novikov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tephane Robert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allon Griekspoor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obias Kamk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leksandr Nedovyesov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ugo Dellie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eymuraz Gabashvil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ubert Hurkacz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Jason Jun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Joao Monteir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hristian Harriso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icola Kuh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aniel Altmaier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i Wu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Karim Mohamed Maamoun 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am Groth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aul Henri Mathieu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omislav Brkic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ommy Haa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anilo Petrovic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ederico Gai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oao Souz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rajnesh Gunneswara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avier Marti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orenzo Giustino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lexander Sarkissia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ulien Cagnin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avid Guez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edro Martinez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ndrea Collarini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arek Jaloviec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tteo Donat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Kimmer Coppejan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ax Purcel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ayne Kelly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Yusuke Takahashi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Zhe Li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loyd Harri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onstantin Kravchuk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ustin Krajicek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ats Morain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urynas Grigeli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em Ilke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Omar Jasik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ominik Koepfer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chael Linzer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Joris De Loor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cundo Arguell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lake Mott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Jay Clark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ederico Cori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dan Leshem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rydan Klei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atteo Viol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Jeremy Jah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aniel Munoz De La Nav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aniel Elahi Galan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arcos Giro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Jan Choinski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Geoffrey Blancaneaux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ndrew Whittingto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edro Cachi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Youssef Hossam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oberto Quiroz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ernabe Zapata Miralle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sung Hua Yan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Yannick Merten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even Diez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van Nedelk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hristian Gari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verick Bane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Yibing Wu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ntoine Hoan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nte Pavic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ubin Statham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arsel Ilhan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ino Serdarusic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ranko Skugor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ristan Lamasin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oberto Ortega Olmed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lexandre Muller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aniel Brand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ilip Horansky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radley Mousley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arkus Eriksso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rederico Ferreira Silv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van Gakhov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i Chen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oao Pedro Sorg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Hernan Casanova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nigo Cervante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umit Nagal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rc Polman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lessandro Beg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ebastian Fanselow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aniel Masur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ucas Miedler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ianluigi Quinzi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van Dodi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nrique Lopez Perez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im Puetz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aniel Nguye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aymond Sarmiento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xel Michon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Jason Kubler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Zhizhen Zhan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iccardo Bellotti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ndrea Basso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hristian Lindell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hristopher Eubank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onstant Lestienn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hristopher O'connell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ljan Zekic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an Satral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rc Giner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ajeev Ram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adek Stepanek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xime Hamou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ose Hernandez Fernandez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vgeny Karlovskiy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iroki Moriy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hristopher Heyman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Yosuke Watanuki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cundo Men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aniel Dutra Da Silv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.Sriram Balaji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arlos Boluda Purkis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dward Corri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etr Michnev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exandar Lazov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ichi Uchid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ank Dancevic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nnick Jankovits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aniel Gimeno Traver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mes Mcge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huichi Sekiguchi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zmitry Zhyrmon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iemo De Bakker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lejandro Gonzalez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an Ignacio Londero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go Humbert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exander Ward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icolaas Scholtz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an Pablo Ficovich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iroyasu Ehar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hintaro Imai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am Barr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runo Santanna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annick Vandenbulcke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red Hiltzik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ora Fukuda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imitar Kuzmanov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drea Pellegrino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axime Janvier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anjar Fayziev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cott Griekspoor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lbano Olivetti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erard Granoller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enny Hampel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ximo Gonzalez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arlos Gomez Herrera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tin Cueva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ladyslav Manafov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nzo Couacaud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rc Sieber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delchi Virgili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abien Reboul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ergio Gutierrez Ferrol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an Ignacio Galarz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tricio Hera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ucas Catarina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ejandro Falla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co Chiudinelli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io Vilella Martinez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ento Takeuchi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ximilian Neuchrist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lliot Benchetrit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rinko Matosevic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avid Pichler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iktor Durasovic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duard Esteve Lobato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otic Van De Zandschulp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ugo Grenier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loyd Glasspool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an Pablo Paz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c Aragon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ikael Ymer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ianluca Mager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 Toledo Bagu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lement Geen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toine Escoffier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nnis Nevolo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araslav Shyl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ianni Mina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iam Caruana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adio Doumbia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ichal Konecny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ben Ramirez Hidalgo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ristian Rodriguez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si Kumar Mukund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ilippo Baldi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oy Westerhof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onzalo Lam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rko Tepavac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te Delic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kou Bangour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iccardo Bonadi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homas Brechemier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akanyi Garangang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an Pablo Varilla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blo Vivero Gonzalez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abrizio Ornago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obin Kern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annik Reuter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exis Musialek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amuel Bensoussan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uillermo Olaso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wel Cia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les Okala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ltug Celikbilek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dreas Haider Maurer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riol Roca Batall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aptiste Crepatt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njamin Lock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ejandro Davidovich Fokin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an Bai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dro Sakamoto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renzo Frigerio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essandro Petron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ils Langer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riano Kestelboim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xime Chazal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gustin Velotti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agos Dima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n Mertl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chal Przysiezny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vgeny Tyurnev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yan Shan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regoire Jacq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rentin Denolly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akuto Niki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onzalo Escoba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van Endara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scal Brunner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vid Perez Sanz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huhan Wang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xime Tabatruong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m Farquharson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onathan Eysseric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ishaya Trongcharoenchaikul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mas Papik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mitry Tursunov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eksandar Vukic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mi Boutillier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iels Desein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eter Kobelt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ed Gil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rco Bortolotti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doardo Eremin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dres Artunedo Martinavarro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omas Lipovsek Puche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ajing Sun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ordi Samper Montana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urij Rodionov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drew Harri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ohan Tatlot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ex Molcan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urent Lokoli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naro Alberto Olivieri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rian Bodmer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lmar Ejupovic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rian Ungur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eong Eui Kim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lipe Mantilla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gor Smilansky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it Kopriva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omas Statzberger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cus Willi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onathan Mridha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ishnu Vardhan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er Nagy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onas Merckx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anco Agamenon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istian Carli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amuel Monett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tem Smirnov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njamin Becker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lian Lenz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uke Savill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ijs Brouwer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oez Echargui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unseong Chung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m Hoang Ly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amine Ouahab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dharth Rawat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rien Bossel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kas Klein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rry Bourchier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vel Kotov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k Lescur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guel Semmler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rvin Netuschil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koto Ochi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mur Ismailov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s Yevseyev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berto Cid Subervi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ung Lin Wu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onathan Kanar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ai Son Kwiatkowski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oao Menez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gor Sijsling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omain Barbos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jubomir Celebic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r Buli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anylo Kalenichenko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obias Simon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nys Mylokostov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scal Mei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avide Galoppini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ietro Rondoni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exander Vasilenko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aoki Nakagawa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drea Vavassori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icolas Santo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bin Stanek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nys Molchanov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ciej Rajski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derico Zeballo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tias Franco Descotte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no Borge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uke Bambridge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ric Quigley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inn Tearney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eroen Vanneste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er Torebko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anluca Di Nicola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elle Sel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trik Nema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iels Lootsma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tthew Barto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rega Zemlja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man Safiullin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mar Giacalon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icholas S. Hu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lin Van Beem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evin Krawietz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ny Mitjana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acob Grill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onnie Schneider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exander Kudryavtsev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rtins Podzu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avid Vega Hernandez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mislav Jotovski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drey Golubev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ann Marti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uan Sebastian Gomez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ong Chung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dre Ghem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 Vijay Sundar Prashanth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lises Blanch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van Furnes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ladimir Ivanov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exios Halebian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ami Reinwein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ietro Licciardi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scar Jose Gutierrez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van Song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arunuday Singh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rlando Luz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xime Authom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dolf Molleker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an Sabanin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en Patael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ex Rybakov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icolae Frunza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cong H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nta Tokud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illiam Blumber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iton Baughman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ho Katayam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driej Kapa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ikola Cacic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tias Zuka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ibril Diarra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aul Brancaccio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keth Myneni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avin Van Peperzeel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uan Yi Le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urabek Karimov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in Gao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exander Zhurbin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regoire Barrer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ejandro Gomez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fael Mato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milio Gomez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ristopher Diaz Figuero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sombor Piro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njamin Hassan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nuel Sanchez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io Zampieri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nald Slobodchikov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o Marcor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lo Urrutia Fuente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asile Antonescu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kel Bar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eorge Von Massow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ncesco Vilardo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iago Seyboth Wild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ugo Ny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tthias Haim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nco Emanuel Ege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er Bothwell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lya Vasilyev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duardo Struvay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onas Luetjen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athan Pasha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rnando Romboli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onathan Gray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rek Gengel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stian Mall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nte Gennaro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ul Woerner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lexander Igoshin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illy Harri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lexiy Kolisnyk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uki Mochizuki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ristijan Mesaro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ng Yu Yu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alter Trusendi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lan Drinic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avier Barranco Cosano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effrey John Wolf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ustav Hansson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oung Seok Kim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an Manuel Benitez Chavarriag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dre Gaspar Murt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uis Wessel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ristobal Saavedra Corvalan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adin Salim Bava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ejandro Tabilo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anais Laurent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is Ghorbel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trick Kypson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ake Elli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liaan Niesten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rat Deviatiarov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phael Baltensperger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orent Diep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ane Vinsant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rkos Kaloveloni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biano De Paula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rvin Moeller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rna Gojo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aroslav Pospisil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yan James Storri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uya Kibi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il Yuksel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ippo Leonardi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vid Jorda Sanchi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vid Poljak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enry Craig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ichard Gabb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d Simonsson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iccardo Balzerani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yan Govea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lson Leit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kas Ollert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liver Golding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l Spencer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an Lizariturry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niiar Duldaev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celo Zormann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onio Massara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oine Bellier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ume Pla Malfeito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rri Heliovaara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cel Felder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exei Popyrin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derik Nielsen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ian Marco Moroni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audio Fortuna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oman Khassanov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ristian Lozan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ominik Boehler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rman Fatic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ristian Hirschmueller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il Pauffley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urii Dzhavakian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rik Crepaldi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an Roelofs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tin Redlicki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mine Ahouda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celo Tomas Barrios Ver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exandar Lazarov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am El Mihdawy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lian Ocleppo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chal Dembek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nter Callahan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sato Shig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ristoph Negritu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arue Sell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da El Amrani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ael Torpegaard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ca Margaroli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chiel De Krom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umpei Yamasaki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copo Stefanini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nuel Guinard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olodoymyr Uzhylovskyi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enjamin Mitchell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rlos Salamanc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 Ram Harel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am Chadaj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taly Kozyukov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ea Moon Lee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ilip Bester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tur Shakhnubaryan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ordan Correia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c Andrea Huesler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rill Kivattsev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meron Silverman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ntiago Fa Rodriguez Taverna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orge Montero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ssam Haitham Taweel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dre Begemann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ephan Fransen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lan Karatsev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ito Uesugi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jun Kadh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aime Fermosell Delgado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re Riba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llin Altamirano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e Woo Le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l Soderlund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on Zaitcev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uricio Echazu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vin Griekspoor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u Alexandru Luncanu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iovanni Foni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adym Ursu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n Onishi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mar Salman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an Carlos Saez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se Pereira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uchya Isaro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m Riffic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ong Chan Hong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lien Dubail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lva Dzhanashi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ciej Smola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khail Fufygin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nis Matsukevich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gor Marconde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leg Khotkov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trik Rikl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shai Oliel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remy Beal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mur Khabibulin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milo Ugo Carabelli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lian Onken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ktor Filipenko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uje Kekez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magoj Biljesko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bastien Boltz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usuke Watanuki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ziz Dougaz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bastian Prechtel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gdan Borza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minik Kellovsky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rnardo Saraiva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nzalo Villanuev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ose Fco. Vidal Azorin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iovanni Lapentti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ikola Mektic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lipe Martinez Sarrasague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ristopher Rungkat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tal Van Der Duim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varo Lopez San Martin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ihao Xia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exander Erler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njamin Sigouin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 Nouza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trik Brydolf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ur Kiyamov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uel Pena Lopez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yusei Makiguchi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igele T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briel Petit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jan Kati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icardo Rodriguez <text:s text:c="2"/>Pac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icola Ghedin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gdan Bobrov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icolo Turchetti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orian Fallert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khail Korovin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gio Martos Gorne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leigh Smith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no Deu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yan Haviland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 Kyu Song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l Goldengoren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ik Razborsek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m Kocevar Desman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niel Appelgren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rmain Gigounon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rezart Cungu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ucas Gomez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ke Delaney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ime Pulgar Garcia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essandro Luisi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icardo Hocevar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khail Elgin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istan Meraut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mes Ward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immy Wang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ctor Baluda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bastian Kord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van Zhu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te Valkusz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tian Trinker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otr Matuszewski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nis Klok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omas Fancutt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uca Gelhardt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bert Alcaraz Ivorra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yota Tanuma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hammet Haylaz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io Silva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ak Arvidsson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nny O'mara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uis Patino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k Khunn Wang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cin Gawron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erre Faivre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xim Ratniuk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tej Sabanov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omas Setodji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xime Pauwels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ichiro Moritani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n Zvonimir Zgombic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i Chen Hung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il Reinberg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vid Souto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tem Dubrivnyy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rian Obert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uta Shimizu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ho Shimabukuro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ime Tchoutakian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 Marsalek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dre Miele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ier Pulgar Garcia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nor Farren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ng Yang Meng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rp Agabigun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uis Chaix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m Verbeek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ncesco Ferrari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niel Nolan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rian Andrzejczuk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berto Romero De Avila Senis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kander Mansouri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rong Kirchheimer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gdan Ionut Apostol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cis Casey Alcantara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ej Vocel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an Ignacio Ameal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hannes Haerteis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uichi Ito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cisco Cabral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mes Frawley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ston Lin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ong Gook Oh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rrison Adams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ndon Holt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m Fawcett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lis Libietis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zen Osama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ke Johnson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kas Ruepke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lfredo Gonzalez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er Heller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erif Sabry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g Kit Wong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ladimir Polyakov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se Olivare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er Goldsteiner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leksandr Bielinskyi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abor Borso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chal Schmid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on Eli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ncois Arthur Vibert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yan Nijboer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urent Rochette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exis Gautier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ca Giacomini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in Jouan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ott Puodziunas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 Carr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hn Mcnally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rl Friberg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ment Larriere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cundo Juarez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gey Betov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n Yeong Oh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lip Duda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e Propoggia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vel Krainik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ragos Nicolae Madaras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han Nikles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hn Lambl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ales Turini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e Pavic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ffrey Schorsch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rnando Bogajo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ren Hess Olesen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rill Dmitriev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nnert Van Der Linden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yan Penisto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taliy Sachko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mitry Mnushkin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rko Cutuli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 Donev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ien Hsun Lo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on Hiltzik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ic Johnson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c Fornell Mestres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lipe Meligeni Rodrigues Alves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derico Moreno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 Van Terheijden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ic Perret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rcea Alexandru Jecan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van Davydov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lian Cash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kao Suzuki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an Smith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e Hwan Kim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nn Bass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humoyun Sultanov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lija Vucic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hyne Williams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aiah Strode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rge Panta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nneth Raisma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Geert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jo Raspudic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inic Weidinger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Zhu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one Roncalli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iorgio Ricca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rico Dalla Valle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ria Mas Mascolo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ck Chappell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ron Cortes Alcaraz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shua Paris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kob Sud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ugo Voljacque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mes Duckworth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y Vigani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illermo Duran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lian Zlobinsky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ccardo Ghedin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raj Masar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ong Kyu Lim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zekiel Clark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yler Lu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egan Smith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m Jomby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gey Fomin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lan Cailleau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en Avidzba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rew Watson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lwinder Singh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yesh Pungliya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oannis Stergiou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ke Urbanija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ullnet Tashi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o Fourneri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los Eduardo Severino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r Hajek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s Rosenkranz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ardo Dischinger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o Miceli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 Dijkhuizen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nan Joncour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gi Perez Contri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da'lo Saidkarimov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eusz Terczynski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im Sorni Chavarria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tiago Maresca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niil Zarichanskyy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kas Mugevicius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vel Filin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y Orly Iradukunda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bi Adrian Boitan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mas Martin Etcheverry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go Kikuchi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 Hao Zhong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ianni Ros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chard Muzaev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u <text:s/>Hsiang Chiu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ugo Daubias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xis Klegou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id Volfson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ladyslav Orlov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mas Liska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ugo Largo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yler Mercier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chel Vernier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e Tsivadze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y Den Heijer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rnando Yamacita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y Chepelev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uis Tessa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leg Prihodko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ija Pecotic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es Marie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r Weintraub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exander Ritschard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izou Bergs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il Pervolarakis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ru Inoue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un Hun Wong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orian Lakat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vel Tsoy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t Van Den Berg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hur Rinderknech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niel Cukierman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dy Habib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is David Martinez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ego Hidalgo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sko Mladenov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 Vrbensky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colas Alberto Arreche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thieu Roy 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cper Zuk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um Puttergill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cos Giraldi Requena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nas Trinker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derik Press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o Noguchi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ran Markovic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rado Summaria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tian Wagner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kalai Haliak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el Ovil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sei Okamura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in Joyce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s Podlipnik Castillo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colas Alvarez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k Fabian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shana Godamanna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gio Luis Hernandez Ramirez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il Ruusuvuori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iott Orkin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 Jones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 Chang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ronimo Espin Busleiman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ie Cui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ki Jankovic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wan Moore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 Added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xander Day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xander Lebedyn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hann Willems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xander Lobkov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dharth Vishwakarma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onio Zucca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ri Syromolotov Netrebin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jeet Virali Murugesan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derico Maccari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eon Rossier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rol Drzewiecki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k Niklas Salminen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colas Xiviller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sty H. Boyer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vey Khomentovskiy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eban <text:s/>Bruna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hit Mayur Jayaprakash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ris Arias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rdan Hasson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g Woo Noh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o Climent Gregori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nacio Monzon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lsey Stevenson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opo Berrettini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drew Ruppli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ahar Elbaz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main Bauvy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zuma Kawachi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jo Vilaro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vel Nejedly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drej Krstev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rko Jandric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dim Alekseenko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colas Alvarez Varona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bastian Baez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an Baker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vor Allen Johnson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 Van Rijthoven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sse Witten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 Hyeok Cho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ven Lah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oran Wang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zegorz Panfil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p Bergevi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re Goransson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elo Plaza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chael Look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l Wattanakul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 Hae Moon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ppo Borella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deas Paroulek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or Salaba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nta Fujii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rren K. Polkinghorne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rim Hossam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exandre Tsuchiya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ru Shirafuji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nior A. Ore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vid Szintai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teo De Vincentis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phan Gerritsen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entin Vacherot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exander Weis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shab Agarwal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ence Beauge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uno Mardones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than Eshmade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ttipong Wachiramanowong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ek Semjan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njamin Pietri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ko Martinez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ncalo Falcao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rea Guerrieri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ksim Tikhomirov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rei Stefan Apostol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t Naci Turker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is Faria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ett Purcell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briel Alejandro Hidalgo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mitriy Voronin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yane Roumane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pp Kekercheni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by Martin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we Middelkoop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onio Sancic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mitry Surchenko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s Molteni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kub Paul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ago Lopes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bault Cancel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briel Schmidt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cisco Cerundolo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am Singh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hony Jackie Tang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eo Tinelli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rdan Ubiergo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ran Vliegen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ish Sureshkumar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derico Iannaccon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cesco Bessir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njamin Hannestad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rick Kaukovalta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ladimir Korolev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ul Monteban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e Min Seol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y Kushnirovich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ley Smith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ust Holmgren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vin Kaczynski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berto Cammarata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odor Dacian Craciun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kram El Sallaly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oki Takeda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 Mertens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unrou Takeshima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ven Krivokuca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eo Martineau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zin Danny Amiri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entin Guenther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van Kosec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aj R Prabodh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aki Sasai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or Berg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niele Capecchi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van Krivic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maso Gabrieli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ris Fetisleam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il Gajewski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in Manda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dullah Maqdes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os Siringo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an Kohen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ovani Samaha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rgen Briand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yler Butts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ffrey De Schepper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oine Walch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uanfeng Li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aury Delmas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e Pontoglio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ray Kirci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rmin Haenl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heg Hovhannisyan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ymon Walkow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asha Zemel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ccardo Maiga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tor Sanz Llopi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thaniel Lammons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co Feitt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ei Khomich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annai Barkai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guel Semedo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ago Cacao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iaksandr Bury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heel Manji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vind Nanda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uel Shropshire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rigo Arus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ksandre Bakshi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berto Colas Sanchez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ban Meuffels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ek Rehacek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stin Roberts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ment Tabur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ven De Waard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 Keon Kang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p Veger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k Veldheer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ilipp Davydenko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 Eriksson Ziverts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tias Siimar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iel Yoo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g Woong Na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a Bolla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a Grazioso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antin Bittoun Kouzmine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holas Bybel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rian Oetzbach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vide Della Tommasina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eo Nicolas Martinez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un Woo Nam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ashi Saito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olas Uryson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hur Weber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afia Ayeni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rik Rosenholm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berto Barroso Campos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ca Pancaldi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in Sinclair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istjan Tamm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m Kapach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urs Lazdins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ikai Wang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ence Broville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gsup Congcar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andru Vasile Manol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s Constantin Ignat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giz Aksu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an Marrero Curbelo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ca Prevosto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el Cannell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unsuke Wakita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ki Kaliyanda Poonacha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in Johns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nal Anand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ris Fathi Gosea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nis Kahlk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o Bojanovic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os De La Pena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ncer Papa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ntin Robert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sse Timmermans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cob Dunbar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fredo Perez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 Chigaazira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ji Hazawa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 Hernych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n Martin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o Di Prima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ito Itsusaki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p Cristian Jianu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 Liutarevich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e Hee Le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ert Jody Maginley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iel Michalski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 Whitehous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uki Furuta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an Hoyt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ng Hoon Jeong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suki Nagao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ovanni Oradini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hieu Perchicot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 Quintero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es Broom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sco Forti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ru Gozun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n Pablo Grassi Mazzuchi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opher Morin Kougoucheff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rdi Munoz Abreu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 Osmakcic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igi Sorrentino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 Trombetta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im Tybar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imee Floyd Angel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opher G Haworth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ncent Jaensch Mueller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fael Mazon Hernandez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 Onoda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 Ovcharov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g Hak Sin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ca Castelnuovo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lix Corwin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De La Bassetier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go Gaston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ch Itzstein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 Knaff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o Mu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aki Osafun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n Rogic Hadzalic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on Brooksby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 D Prajwal Dev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sil Kirkov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 Knight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gio Barranco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 Colautti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ang Chi Huang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ttirat Kerdlapee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ita Mashtakov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ladislav Melnic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ctor Ouvrard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re Rotsaert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 Schell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 Alexandru Tomescu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ardo Urzua Rivera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ar Conkic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gre Hank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 Smith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ndril Sood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h Giang Trinh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y Bertola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ward Bourchier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aoyi Cao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ctor Vlad Cornea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ru Danes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ce Pierre Du Toit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s Frost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it Gabreal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blo Irigaray Guarne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nayak Sharma Kaza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jayant Malik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ka Pavlovic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ssandro Ricci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hinav Sanjeev Shanmugam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n Hodkin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ott Clayton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ler Hochwalt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thew Christopher Romios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onin Bolardt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jandro Mendoza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ime Mora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iel Rodrigues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ert Roglan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sco Salviato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lii Shcherba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ukang Wang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ris Van Den Brink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zales Austin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s Gabriel Ciurletti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as Gerini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stair Gray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min Tenti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kas Vejvara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sz Wojnar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adat Ayap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jas Chaukulkar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lipe Cunha Silva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rick Daciek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aya Kobayashi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d Kossler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 Merino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os Sekulic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 Blumenberg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d Agung Susanto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cas Bouquet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rge Hernando Ruano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rat Navasirisomboon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os Nikolic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thew Dellavedova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i De Lin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uardo Agustin Torre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ron Addison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tin Barki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o Capalbo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islav Poplavskyy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razd Srbljak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Beran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is Canter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rudh Chandrasekar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kob Johansson Holm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jamin Dhoe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barak Shannan Zayid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rge Botezan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ia Harajchi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 Matusevich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ntonio Rodriguez Rodriguez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ko Topic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urens Verboven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Castanho Ribeiro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xel Geller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triadi M Rifqi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 Minar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 Poskocil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y Zick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mitar Grabul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hua Howard Tripp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iver Hudson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gar O'hoisin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an Rastogi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in Kumar Sinha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t Alkaya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onimo Barrios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go Di Feo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in Dimitrov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elaos Efstathiou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mitro Kamynin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usz Kowalczyk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dulhamid Mubarak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Neubau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ntin Nourrissat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ichi Sano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n Hsin Tseng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das Babelis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anluca Bergomi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en Sunde Bratholm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 Bushamuka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ic Caleguer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quale De Giorgio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mal Dissanayake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as Gerch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 Hoeveler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en Ianakiev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 Jubb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o Laranja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i Yin Andrew Li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j Maruscak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ko Miladinovic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urag Nenwani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ian Paul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gdan Pavel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mming Peters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wland Phillips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as Poullain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an Rajic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zier Rengifo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t Rieder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e Rousset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 Schutt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jn Slump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eo Trevisan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 Van Der Lans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isuke Watanuki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i Wehnelt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iver Crawford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ke Douglas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Friedrich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aksandr Liaonenka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 Hoon Son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Daniel Bendeck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derico Bertuccioli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iago Besada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giu Ioan Bucur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Decamps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 Frank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sy Kalambay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hail Khaldeev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h Hee Kwon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ng Lam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in Lang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i Lemstra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uki Matsuo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ey Nesterov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on Pierce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ane Pontjodikromo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 Ruehl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ian Samuelsson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ivon Tabrizi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a George Tatomir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arte Val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fiane El Mesbahi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Kopeinigg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vo Panak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ius Tverijonas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ip Bachmaier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ano Betella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d Damian Brna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an Pablo Canas Garcia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ya Gor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 Guell Bartrina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 Kalinin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aphoom Kovapitukted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 Landa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ik Nazaruk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dy Pearson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ro Pollanen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orgio Portaluri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as Renard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uto Sakai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 Sikora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nnton Vega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ertas Vrzesinski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di Walder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ixin Wang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nrik Wiersholm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go Schott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n Blokhin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 Bondarevskiy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ip Brtnicky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i Gervais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as Horton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jandro Hoyos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ir Iftikhar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las Johansson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il Kalyanpur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hbaaz Khan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ylan Seong Kwan Kim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roi Martinez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ard Bruno Nkomba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jaz Radinski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o Santiago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 Schonenberg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han Seateun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nigmatjon Shofayziyev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n Bernardo Spiering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hony Susanto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i Xuan Wang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mer Yeshaya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k Long Yeung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s Britto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veer Singh Bajwa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a Borroni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s Fernandez Canovas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nte Godry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u Hsiou Hsu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er Jhun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matis Kapiris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gi Kirkin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erto Lim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ko Mladenovic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yane Oumaouche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gnesh Peranamallur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 Sabanov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y Smith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bault Venturino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xi Zhao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 Carter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Mora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an Bautista Otegui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ndro Serrano Sanz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Von Hindte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don Walkin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ng Hao Zhou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er Donski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olay Kolobaev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on Patrombon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tor Poncelet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go Pontico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ruv Sunish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y Grace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ota Kishi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Batista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s Diego Chavez Villalpando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 Navarro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ik Obal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ar Testoni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ziz Ouakaa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than Chang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fa Suluoglu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ardo Aboia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mar Alhogban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ip Aplienz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Antonio Arcos Del Valle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 Bachev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nt Bax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oub Benama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o Berbegal Moreno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ius Florin Bragus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ob Bullard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m Butle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Felipe Castellano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Clark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o Cost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pe Cuyper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Czepielewsk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Ciro Da Silv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Davi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en De Cuype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uro Dell'ev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ian Descloix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 Desyatnik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guel Diaz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undo Diaz Acost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nes El Aynaou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ilo Andres Erazo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 Ferrando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fan Fiaca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sse Flore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ntin Florez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gi Fontcubert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us Fugate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s Grinvald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homir Grozdanov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Grunberge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n Jia Guo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wn H. Hadav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chell Harpe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ip Henning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sse Huta Galung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stantinos Ili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Ignacio Iliev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rmere Jenkin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ob Kahou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lain Kessle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jed Kilan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nian Kolev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kasz Kozielsk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is Kozlov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laume Laurent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ll Lawrence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ao Tai L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o Fan Liu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e Loccisano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otr Lomack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Manuel Lopez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d Maclea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Mansilla Diez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Maria Martin De Oliva Car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an Mcintosh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el Med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 Meji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o Menendez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kli Metrevel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hosothando Monts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 Moundi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Mrazek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uong Van Nguye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ophe Nickel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lermo Nunez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en Obry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e Ming Pai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latan Palazov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Pel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is Podzu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gei Pogosia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an Ponomarenko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ian Raab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ef Rahma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naud Restifo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zvan Sabau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ir Sarouk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 Sazankov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eu Scagli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ron Schmid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is Semenikhi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an Sergeyev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shabh Shard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a Hong She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ian Sigsgaard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in Smith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zo Somme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janis Stabin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ardo Stiglich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ik Suc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das Taraseviciu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nnick Thivant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radon Tortrakul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Tumasonis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u Virtane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 Chang Wang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Willekes Macdonald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c Witmeu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c Adamson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yson Amo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blo Anduja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 Babanin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ell Bartakovic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ik Bartel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el Bellutti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a Bessir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rique Bogo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per Bonapart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n Boychuk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 Brown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 Bryme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.J. Catanzariti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e Catini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colo Catini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c Cloe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zvan Marius Codescu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Comesana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 Cozbinov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eyton Cronj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olo Dagnino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vle Daljev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etan De Lovinfoss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sitha De Silva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Diaz Freir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gdan Didenko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oyan Dimitrov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Diva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iano Doria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an Du Toit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e Dunlap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en Eon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 Fekiac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re Foli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 Fomba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nzo Gagliardo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er Gill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Glancy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o Goles Babic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en Gonzale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on Gooch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k Hardt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afa Hatem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ng Peng Hsieh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klon Huertas Del Pino Cordova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 Kiiski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g Yuop Kim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 Ram Kim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va Deep Kosaraju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 Kuhn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Lustig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us Mansson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jciech Marek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eb Maslau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shihide Matsui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o Mercuri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Murray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Norfeldt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Pata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stasios Pavli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ianos Perdikogianni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htuan Pham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go Pierr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ssandro Ragazzi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e Ridout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yr Sapaev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 Schult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re Sidorenko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ardo Sinicropi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g Chun Alan Sou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 Stillman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on Szappano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Tami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hinan Tanthaseraneewat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ago Agustin Tirant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 Tomasetto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itz Trocke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cent Van Den Honert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 Vaquero Fernandez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nnick Verwate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Vitta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nad Vladusic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us Walter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tong Xia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 Yang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senije Zlatanovic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hamed Abdel Aziz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hamed Aboulkassem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 Petteri Ahti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znaur Akhmaev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 Almeid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ar Jose Aramburu Contreras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o David Aubone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ytro Badanov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uel Beddow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 Blask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Camp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Fernando Carvajal Torres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diwa Chinam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e Won Choi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amiens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bbie De Goeijen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 Donat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 Luca Faletto Uret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s Fattar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Galk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ippe Gelade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kas Greif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las Guttau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 Hedman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s Hermans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hamed Hirs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hao Hu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ichiro Inui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ya It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drik Jebens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mpei Kawakami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 Klimov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ipp Klimov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tien Kolly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islav Korshunov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er Kumar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Mingjie Lin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ele Long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ycer Lyeons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 Mancineiras Cornell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 Mannapov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l Mark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do Marson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taro Matsuzaki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ardo David Mayagoiti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l Mikul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ppo Mor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vid Nordquist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ian Oliveir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 Osori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dan Parker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wei Peng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sal Qamar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uoyang Qiu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vey Radionov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hinja Rakic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 Ramskogler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oardo Sardell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 Scott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bastian Serran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ros Skorilas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ri Squire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nosuke Tanaka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ga Tashiro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y Thompson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 Torres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ros Tsitsipas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Hong Zeng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 Zgirovsky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 Aichhor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heed Alam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dulrahman Alawadh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ey Aleshchev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Argasinsk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 Beaupai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vit Bendre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 Bianch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nzo Bocch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ao Ca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 Facundo Carrizo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Carter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l Cayre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ssandro Ceppellin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hi Reddy Chirala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Cornut Chauvinc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gey Dorozhki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ir Durgut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nki Erel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adimir Filip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 Galki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 Geraski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f Gohlke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n Arturo Grimolizz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otr Grynkowsk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ssine Idmbarek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iej Jablonsk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hdi Jd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 Kazakov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ksandar Kovacevic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nakrit Kritakara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oardo Lambert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Leduc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jamin Loccisano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 Majchrowicz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ohiro Masabayash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an Mchugh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sco Moncagatto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Nguye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en Nguyen Hoang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 Polmans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o Portales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suf Ebrahim Ahmed <text:s/>Qaed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o Quint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as Reyes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lermo Rivera Aranguiz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hua Rose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zha Shubladze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usz Smolick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chai Sookton Eng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 Thornton Brow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Imeh Ubon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 Winkler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hor Yatsyk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Mugurel Anagnastopol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J. Ayala Hernandez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uliano Benedetti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kel Borg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 Britez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ad Andrei Dancu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 Dowson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iliano Estevez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fred Fellin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 Fynn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Galloway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ao Gong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h Hagar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uel Hodor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 Hunt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charapol Kawin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ngsapak Kerdlaphee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s Koelle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 Kopinski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o Kopp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 Krawcewicz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sim Malyshev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than Morr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Otu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Rabas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ter Reese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tya Hari Sasongko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co Savin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 Julien Sebaoun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ik Sproch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stin Suarez Gonzalez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akshineswar Suresh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 Valero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un Vidak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iago Villarruel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Von Hafe Perez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nn Wojcik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an Yatsuk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 Bacella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ad Andrei Dumitru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t Duncan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m Leote Prata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fan Micov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vey Minin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n Montes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qing Ning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uki Nishiwaki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bojsa Peric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 Qi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o Ribero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cardo Roberto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y Sadler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ipp Schroll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ac Stoute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jandro Artunedo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 Enosoregbe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ntin Folliot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nol Lopez Morillo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k Mayer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ardo Ribeiro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offer Solberg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laham Zuluaga Gaviria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anluca Acquaroli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ester Emmanuel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ta Onozawa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 Wie Tan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s Vuradin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o Wu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a Shanan Zayed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sisht Cheruku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Fleming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Juras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 Stevens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o Cordonnier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ngze Lyu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suke Numajiri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j Glvac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Nunez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 Mammetgulyyev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ovanni Rizzu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ic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18:34:36.322820372">00:00:00</text:time></text:p>
        </style:region-right>
      </style:header>
      <style:header-left style:display="false"/>
      <style:footer>
        <text:p>Stranic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06:16.687695004</meta:creation-date>
    <dc:date>2020-01-12T18:39:54.107160729</dc:date>
    <meta:editing-duration>PT5M37S</meta:editing-duration>
    <meta:editing-cycles>2</meta:editing-cycles>
    <meta:generator>LibreOffice/6.0.7.3$Linux_X86_64 LibreOffice_project/00m0$Build-3</meta:generator>
    <meta:document-statistic meta:table-count="1" meta:cell-count="6003" meta:object-count="0"/>
  </office:meta>
</office:document-meta>
</file>